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1.024cm" fo:min-width="2.118cm"/>
    </style:style>
    <style:style style:name="gr2" style:family="graphic" style:parent-style-name="standard">
      <style:graphic-properties draw:textarea-horizontal-align="justify" draw:textarea-vertical-align="middle" draw:auto-grow-height="false" fo:min-height="0.884cm" fo:min-width="3.846cm"/>
    </style:style>
    <style:style style:name="gr3" style:family="graphic" style:parent-style-name="standard">
      <style:graphic-properties draw:textarea-horizontal-align="justify" draw:textarea-vertical-align="middle" draw:auto-grow-height="false" fo:min-height="0.884cm" fo:min-width="4.16cm"/>
    </style:style>
    <style:style style:name="gr4" style:family="graphic" style:parent-style-name="standard">
      <style:graphic-properties draw:textarea-horizontal-align="justify" draw:textarea-vertical-align="middle" draw:auto-grow-height="false" fo:min-height="1.8cm" fo:min-width="1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7cm" svg:height="1.8cm" svg:x="3.1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1cm" svg:y="2.1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2cm" svg:y="2.10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3cm" svg:y="2.10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4cm" svg:y="2.10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7cm" svg:height="1.8cm" svg:x="3.105cm" svg:y="2.10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7cm" svg:height="1.8cm" svg:x="3.106cm" svg:y="2.10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7cm" svg:height="1.8cm" svg:x="7.1cm" svg:y="23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cm" svg:height="1.8cm" svg:x="2.5cm" svg:y="6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7.4cm" svg:height="1.8cm" svg:x="1.9cm" svg:y="12.4cm">
          <text:p text:style-name="P1">Wyprowadź a więk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9cm" svg:height="1.8cm" svg:x="2.501cm" svg:y="6.001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9cm" svg:height="1.8cm" svg:x="2.502cm" svg:y="6.002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6.9cm" svg:height="1.8cm" svg:x="2.5cm" svg:y="6.1cm">
          <text:p text:style-name="P1">Wprowadź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4cm" svg:height="4.1cm" svg:x="11.2cm" svg:y="7.9cm">
          <text:p text:style-name="P1"><text:s/>Czy 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1.2cm" svg:y1="9.95cm" svg:x2="6.525cm" svg:y2="12.4cm" draw:start-shape="id1" draw:start-glue-point="5" draw:end-shape="id2" draw:end-glue-point="4" svg:d="M11200 9950h-4675v2450" svg:viewBox="0 0 4676 2451">
          <text:p text:style-name="P1">PRAWDA</text:p>
        </draw:connector>
        <draw:connector draw:style-name="gr5" draw:text-style-name="P3" draw:layer="layout" svg:x1="15.2cm" svg:y1="9.95cm" svg:x2="13.825cm" svg:y2="14cm" draw:start-shape="id1" draw:start-glue-point="7" draw:end-shape="id3" draw:end-glue-point="4" svg:d="M15200 9950h502v3051h-1877v999" svg:viewBox="0 0 1878 4051">
          <text:p text:style-name="P1">FAŁSZ</text:p>
        </draw:connector>
        <draw:connector draw:style-name="gr6" draw:text-style-name="P3" draw:layer="layout" draw:type="line" svg:x1="4.956cm" svg:y1="3.906cm" svg:x2="5.95cm" svg:y2="6.1cm" draw:start-shape="id4" draw:start-glue-point="8" draw:end-shape="id5" draw:end-glue-point="5" svg:d="M4956 3906l994 2194" svg:viewBox="0 0 995 2195">
          <text:p/>
        </draw:connector>
        <draw:connector draw:style-name="gr6" draw:text-style-name="P3" draw:layer="layout" draw:type="line" svg:x1="10.418cm" svg:y1="8.516cm" svg:x2="10.418cm" svg:y2="8.309cm" svg:d="M10418 8516v-207" svg:viewBox="0 0 1 208">
          <text:p/>
        </draw:connector>
        <draw:connector draw:style-name="gr6" draw:text-style-name="P3" draw:layer="layout" draw:type="line" svg:x1="5.95cm" svg:y1="7.9cm" svg:x2="13.2cm" svg:y2="7.9cm" draw:start-shape="id5" draw:start-glue-point="8" draw:end-shape="id1" draw:end-glue-point="4" svg:d="M5950 7900h7250" svg:viewBox="0 0 7251 1">
          <text:p/>
        </draw:connector>
        <draw:custom-shape draw:style-name="gr3" draw:text-style-name="P1" xml:id="id3" draw:id="id3" draw:layer="layout" svg:width="7.4cm" svg:height="1.8cm" svg:x="9.2cm" svg:y="14cm">
          <text:p text:style-name="P1">Wyprowadź b większe niż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draw:type="line" svg:x1="5.6cm" svg:y1="14.2cm" svg:x2="8.95cm" svg:y2="23.7cm" draw:start-shape="id2" draw:start-glue-point="8" draw:end-shape="id6" draw:end-glue-point="4" svg:d="M5600 14200l3350 9500" svg:viewBox="0 0 3351 9501">
          <text:p/>
        </draw:connector>
        <draw:connector draw:style-name="gr6" draw:text-style-name="P3" draw:layer="layout" draw:type="line" svg:x1="11.975cm" svg:y1="15.8cm" svg:x2="8.95cm" svg:y2="23.7cm" draw:start-shape="id3" draw:start-glue-point="7" draw:end-shape="id6" draw:end-glue-point="4" svg:d="M11975 15800l-3025 7900" svg:viewBox="0 0 3026 7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32.130712997</meta:creation-date>
    <dc:date>2017-09-06T12:35:38.719963808</dc:date>
    <meta:editing-duration>PT11M40S</meta:editing-duration>
    <meta:editing-cycles>5</meta:editing-cycles>
    <meta:generator>LibreOffice/5.4.0.3$Linux_X86_64 LibreOffice_project/40m0$Build-3</meta:generator>
    <meta:document-statistic meta:object-count="22"/>
  </office:meta>
</office:document-meta>
</file>